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rack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put: images and PairYolo</text:p>
              </text:list-item>
              <text:list-item>
                <text:p>Output: KeyFrames</text:p>
              </text:list-item>
              <text:list-item>
                <text:p>Initializes the map</text:p>
              </text:list-item>
              <text:list-item>
                <text:p>Track where each frame in the map</text:p>
              </text:list-item>
              <text:list-item>
                <text:p>Addes KeyFrames to LocalMapp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rack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lls to MapPublisher every time new map is ma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pPublish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put: pointer to Map, amount of Red and Blue cones</text:p>
              </text:list-item>
              <text:list-item>
                <text:p>Output: 2D maps of Red and Blue cones (ROS)</text:p>
              </text:list-item>
              <text:list-item>
                <text:p>Takes all 3D cone points and arrange in 2 Matrices for each color.</text:p>
              </text:list-item>
              <text:list-item>
                <text:p>Publish to ROS for more process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Frame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 text:style-name="P3">Gets an image</text:p>
            <text:p text:style-name="P3">Extract ORB features</text:p>
            <text:p text:style-name="P3">Arrange the ORB features in a cell grid for fast comparison.</text:p>
            <text:p text:style-name="P3">Make KeyPoints out of ORB features.</text:p>
            <text:p text:style-name="P3">Calculates frame position in the map (pose and orientation).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rame addi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(For monocular) after finding KeyPoints in frame, assign KeyPoints for corresponding YOLO bounding boxes (AssignKPToYOLO):</text:p>
                <text:p>Check <text:s/>which cells bounding box occuppies</text:p>
                <text:p>Check if KeyPoints in these cells are in the bounding box</text:p>
                <text:p>If so: add the type of the cone to a vector that classify the Key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calMapp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s the map:</text:p>
                <text:p>Inserts KeyFrames.</text:p>
                <text:p>Adds new MapPoints based on ORB features from new KeyFrames.</text:p>
                <text:p>Remove redundent MapPoints and KeyFram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calMapp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f one of the features that the MapPoint based on is cone, mark the MapPoint as cone.</text:p>
              </text:list-item>
              <text:list-item>
                <text:p>If a MapPoint is suspected to be a cone, dont rem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database of ORBSLAM- contains all the MapPoints and KeyFram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dded a Set of MapPoints that is suspected to be Cones (in culling cone MapPoint is erased from the set)</text:p>
              </text:list-item>
              <text:list-item>
                <text:p>Added method that returns that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lann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ve the PairYolo creation to frame creation, instead of giving the SLAM class the pair.</text:p>
              </text:list-item>
              <text:list-item>
                <text:p>Add next layer that runs DBScan on the map. Will get the map through 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3:44:51.925884250</meta:creation-date>
    <dc:date>2019-04-13T18:46:09.744487911</dc:date>
    <meta:editing-duration>PT51M45S</meta:editing-duration>
    <meta:editing-cycles>31</meta:editing-cycles>
    <meta:generator>LibreOffice/5.1.6.2$Linux_X86_64 LibreOffice_project/10m0$Build-2</meta:generator>
    <meta:document-statistic meta:object-count="61"/>
  </office:meta>
</office:document-meta>
</file>